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normal" officeooo:rsid="000b4a20" officeooo:paragraph-rsid="000b4a20" style:font-size-asian="14pt" style:font-weight-asian="normal" style:font-size-complex="16pt" style:font-weight-complex="normal"/>
    </style:style>
    <style:style style:name="P2" style:family="paragraph" style:parent-style-name="Standard">
      <style:text-properties fo:font-size="16pt" fo:language="en" fo:country="US" fo:font-weight="normal" officeooo:rsid="000b4a20" officeooo:paragraph-rsid="000b4a20" style:font-size-asian="14pt" style:font-weight-asian="normal" style:font-size-complex="16pt" style:font-weight-complex="normal"/>
    </style:style>
    <style:style style:name="P3" style:family="paragraph" style:parent-style-name="Standard">
      <style:text-properties fo:font-size="16pt" fo:language="en" fo:country="US" fo:font-weight="normal" officeooo:rsid="000dae99" officeooo:paragraph-rsid="000b4a20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size="16pt" fo:language="ru" fo:country="RU" fo:font-weight="normal" officeooo:rsid="000dae99" officeooo:paragraph-rsid="000dae99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size="16pt" fo:language="ru" fo:country="RU" fo:font-weight="normal" officeooo:rsid="000e0775" officeooo:paragraph-rsid="000e0775" style:font-size-asian="14pt" style:font-weight-asian="normal" style:font-size-complex="16pt" style:font-weight-complex="normal"/>
    </style:style>
    <style:style style:name="P6" style:family="paragraph" style:parent-style-name="Standard">
      <style:text-properties fo:font-size="16pt" fo:language="ru" fo:country="RU" fo:font-weight="normal" officeooo:rsid="000ea6cd" officeooo:paragraph-rsid="000ea6cd" style:font-size-asian="14pt" style:font-weight-asian="normal" style:font-size-complex="16pt" style:font-weight-complex="normal"/>
    </style:style>
    <style:style style:name="P7" style:family="paragraph" style:parent-style-name="Standard">
      <style:text-properties fo:font-size="16pt" fo:language="ru" fo:country="RU" fo:font-style="italic" fo:font-weight="normal" officeooo:rsid="000e0775" officeooo:paragraph-rsid="000e0775" style:font-size-asian="14pt" style:font-style-asian="italic" style:font-weight-asian="normal" style:font-size-complex="16pt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font-size="18pt" fo:language="ru" fo:country="RU" fo:font-weight="bold" officeooo:rsid="000b4a20" style:font-size-asian="15.75pt" style:font-weight-asian="bold" style:font-size-complex="18pt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c1cbb"/>
    </style:style>
    <style:style style:name="T5" style:family="text">
      <style:text-properties officeooo:rsid="000c1c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"/><text:span text:style-name="T2">Описание проекта</text:span></text:p>
      <text:p text:style-name="P1"><text:span text:style-name="T3">Проект представляет собой сайт по подготовке к олимпиадом и некоторым другим сферам образования.</text:span></text:p>
      <text:p text:style-name="P1"><text:span text:style-name="T3">На данный момент представлен файл </text:span><text:span text:style-name="T1">main.py, </text:span><text:span text:style-name="T3">который является основным, запускающим сам сайт. Так же присутствуют несколько дополнительным файлов для работы с сайтом.</text:span></text:p>
      <text:p text:style-name="P1"><text:span text:style-name="T3">Так, файлы </text:span><text:span text:style-name="T1">main.py </text:span><text:span text:style-name="T3">и </text:span><text:span text:style-name="T1">main_loader.py </text:span><text:span text:style-name="T3">осуществляют функцию изменения картинок на главной странице. (На данный момент файлы не работают, так как они используют протокол </text:span><text:span text:style-name="T1">FTP </text:span><text:span text:style-name="T3">чтобы передавать картники, а </text:span><text:span text:style-name="T1">ftp-</text:span><text:span text:style-name="T3">сервер стоял лишь на арендованном для проекта облаке)</text:span></text:p>
      <text:p text:style-name="P1"><text:span text:style-name="T3"/></text:p>
      <text:p text:style-name="P2"><text:span text:style-name="T5">gui</text:span>.py <text:span text:style-name="T5">(</text:span><text:span text:style-name="T4">находится в папке </text:span><text:span text:style-name="T5">templates)</text:span> <text:span text:style-name="T3">и </text:span>loader.py – <text:span text:style-name="T3">файлы, которые служат для создания и загрузки записей в ленте (/</text:span>news).</text:p>
      <text:p text:style-name="P2"/>
      <text:p text:style-name="P2">Article_creator.py <text:span text:style-name="T3">и </text:span>article_loader.py <text:span text:style-name="T3">нужны для того, чтобы создавать большие статьи, однако на данный момент они не работают.</text:span></text:p>
      <text:p text:style-name="P3"/>
      <text:p text:style-name="P7">Все функции реализованы в виде двух файлов – один сервеный, второй – клиентский, чтобы можно было выгрузить сайт на стороннюю площадку, и обращаться к нему с любого пк.</text:p>
      <text:p text:style-name="P3"/>
      <text:p text:style-name="P4">Главная страница представляет собой несолько картинок, которые можно менять, соответствующие подписи к ним, и шапку, которая так же выполняет функцию навигации по сайту.</text:p>
      <text:p text:style-name="P4"/>
      <text:p text:style-name="P4">При нажатии на логотип на любой из страниц сайта, вас перенаправит на главную.</text:p>
      <text:p text:style-name="P4"/>
      <text:p text:style-name="P4">Нажатие на кнопку Олимпиады перенаправит на страницу с новостями (на страницу ленты).</text:p>
      <text:p text:style-name="P4"/>
      <text:p text:style-name="P5">Три овала справа служат для Входа (<text:span text:style-name="T1">L), </text:span>Регистрации <text:span text:style-name="T1">(R) </text:span>и Выход (<text:span text:style-name="T1">E).</text:span></text:p>
      <text:p text:style-name="P5"><text:span text:style-name="T1"/></text:p>
      <text:p text:style-name="P6">Если пользователь авторизирован, то в правом верхнем углу, в будет показано его им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58S</meta:editing-duration>
    <meta:editing-cycles>5</meta:editing-cycles>
    <meta:generator>LibreOffice/5.2.5.1$Windows_x86 LibreOffice_project/0312e1a284a7d50ca85a365c316c7abbf20a4d22</meta:generator>
    <dc:date>2020-05-12T14:24:57.284000000</dc:date>
    <meta:document-statistic meta:table-count="0" meta:image-count="0" meta:object-count="0" meta:page-count="1" meta:paragraph-count="12" meta:word-count="207" meta:character-count="1434" meta:non-whitespace-character-count="1233"/>
    <meta:user-defined meta:name="Info 1"/>
    <meta:user-defined meta:name="Info 2"/>
    <meta:user-defined meta:name="Info 3"/>
    <meta:user-defined meta:name="Info 4"/>
  </office:meta>
</office:document-meta>
</file>